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74mm"/>
    </style:style>
    <style:style style:name="co2" style:family="table-column">
      <style:table-column-properties fo:break-before="auto" style:column-width="68.32mm"/>
    </style:style>
    <style:style style:name="co3" style:family="table-column">
      <style:table-column-properties fo:break-before="auto" style:column-width="20.99mm"/>
    </style:style>
    <style:style style:name="co4" style:family="table-column">
      <style:table-column-properties fo:break-before="auto" style:column-width="92.67mm"/>
    </style:style>
    <style:style style:name="co5" style:family="table-column">
      <style:table-column-properties fo:break-before="auto" style:column-width="35.28mm"/>
    </style:style>
    <style:style style:name="co6" style:family="table-column">
      <style:table-column-properties fo:break-before="auto" style:column-width="32.76mm"/>
    </style:style>
    <style:style style:name="co7" style:family="table-column">
      <style:table-column-properties fo:break-before="auto" style:column-width="28.28mm"/>
    </style:style>
    <style:style style:name="co8" style:family="table-column">
      <style:table-column-properties fo:break-before="auto" style:column-width="26.86mm"/>
    </style:style>
    <style:style style:name="ro1" style:family="table-row">
      <style:table-row-properties style:row-height="5.29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number-columns-repeated="1014" table:default-cell-style-name="Default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Material 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Material/design type/ comments</text:p>
          </table:table-cell>
          <table:table-cell office:value-type="string" calcext:value-type="string">
            <text:p>dimention </text:p>
          </table:table-cell>
          <table:table-cell/>
          <table:table-cell office:value-type="string" calcext:value-type="string">
            <text:p>Manufacturer</text:p>
          </table:table-cell>
          <table:table-cell office:value-type="string" calcext:value-type="string">
            <text:p>Supplier/Seller</text:p>
          </table:table-cell>
          <table:table-cell office:value-type="string" calcext:value-type="string">
            <text:p>Price 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ni Pro kit (UPK)</text:p>
          </table:table-cell>
          <table:table-cell office:value-type="string" calcext:value-type="string">
            <text:p>1 set </text:p>
          </table:table-cell>
          <table:table-cell table:number-columns-repeated="4"/>
          <table:table-cell office:value-type="string" calcext:value-type="string">
            <text:p>Oliver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ooden side plates</text:p>
          </table:table-cell>
          <table:table-cell office:value-type="string" calcext:value-type="string">
            <text:p>4 plates</text:p>
          </table:table-cell>
          <table:table-cell office:value-type="string" calcext:value-type="string">
            <text:p>wooden ply </text:p>
          </table:table-cell>
          <table:table-cell table:number-columns-repeated="3"/>
          <table:table-cell office:value-type="string" calcext:value-type="string">
            <text:p>Oliver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crelic side plate cover</text:p>
          </table:table-cell>
          <table:table-cell office:value-type="string" calcext:value-type="string">
            <text:p>1 plate</text:p>
          </table:table-cell>
          <table:table-cell office:value-type="string" calcext:value-type="string">
            <text:p>tranperant </text:p>
          </table:table-cell>
          <table:table-cell table:number-columns-repeated="3"/>
          <table:table-cell office:value-type="string" calcext:value-type="string">
            <text:p>Oliver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ooden bottom plates</text:p>
          </table:table-cell>
          <table:table-cell office:value-type="string" calcext:value-type="string">
            <text:p>1 plate</text:p>
          </table:table-cell>
          <table:table-cell office:value-type="string" calcext:value-type="string">
            <text:p>wooden ply </text:p>
          </table:table-cell>
          <table:table-cell table:number-columns-repeated="3"/>
          <table:table-cell office:value-type="string" calcext:value-type="string">
            <text:p>Oliver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Wooden Extra plates for battery Holder</text:p>
          </table:table-cell>
          <table:table-cell/>
          <table:table-cell office:value-type="string" calcext:value-type="string">
            <text:p>wooden ply </text:p>
          </table:table-cell>
          <table:table-cell table:number-columns-repeated="3"/>
          <table:table-cell office:value-type="string" calcext:value-type="string">
            <text:p>Oliver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attery Holder 3D printed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andel 3D print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 printed</text:p>
          </table:table-cell>
          <table:table-cell table:number-columns-repeated="3"/>
          <table:table-cell office:value-type="string" calcext:value-type="string">
            <text:p>Oliver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orner 3D print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 assumble UPK part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use 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isplay 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PPT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MS 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nlet + Outlet Solarpanel connector</text:p>
          </table:table-cell>
          <table:table-cell office:value-type="string" calcext:value-type="string">
            <text:p>1 set 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C 12V outlet plug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SB 5V outlet plug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AN output plug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On/Off button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attery Cell 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attery Cell connector plates 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Battery Cell connector screw 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RasPi - CAN to wifi connection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1023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1023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102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crew - Handel of UPK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mall Screw - outer panel of UPK</text:p>
          </table:table-cell>
          <table:table-cell table:number-columns-repeated="102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Nut for outer panel of UPK</text:p>
          </table:table-cell>
          <table:table-cell table:number-columns-repeated="102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Big cornor Screw - to addemble UPK frame in cornor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102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crew - MPPT/BMS connect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x2</text:p>
          </table:table-cell>
          <table:table-cell table:number-columns-repeated="102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crew - MPPT/BMS installation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4x2</text:p>
          </table:table-cell>
          <table:table-cell table:number-columns-repeated="102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Disply 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1023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1023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1023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102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Wire - thick - red &amp; blu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o all main connection from battery to MPPT &amp; BMS</text:p>
          </table:table-cell>
          <table:table-cell office:value-type="string" calcext:value-type="string">
            <text:p>0.25m (5 Red color &amp; 5 Blue colour)</text:p>
          </table:table-cell>
          <table:table-cell table:number-columns-repeated="101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Wire - thin - blu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o connect BMS to battery to check Battery status</text:p>
          </table:table-cell>
          <table:table-cell office:value-type="string" calcext:value-type="string">
            <text:p>0.4mx6 (blue colour)</text:p>
          </table:table-cell>
          <table:table-cell table:number-columns-repeated="101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Wire - very thin - blac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 connect power button to MPPT</text:p>
          </table:table-cell>
          <table:table-cell office:value-type="string" calcext:value-type="string">
            <text:p>0.25mx2, 0.4mx1 </text:p>
          </table:table-cell>
          <table:table-cell table:number-columns-repeated="101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LAN cable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0.25 m</text:p>
          </table:table-cell>
          <table:table-cell table:number-columns-repeated="101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wire connectors </text:p>
          </table:table-cell>
          <table:table-cell table:number-columns-repeated="1022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text> </loext:text>
      <loext:fill-character> </loext:fill-character>
      <number:text>-    </number:text>
    </number:number-style>
    <number:text-style style:name="N10128" number:language="de" number:country="D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text> </loext:text>
      <loext:fill-character> </loext:fill-character>
      <number:text>- € </number:text>
    </number:number-style>
    <number:text-style style:name="N10132" number:language="de" number:country="D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10">00.00.0000</text:date>, <text:time style:data-style-name="N2" text:time-value="14:20:39.331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haval</meta:initial-creator>
    <meta:creation-date>2018-07-08T10:43:28</meta:creation-date>
    <dc:date>2018-07-10T14:21:03.218000000</dc:date>
    <meta:generator>LibreOffice/5.4.6.2$Windows_X86_64 LibreOffice_project/4014ce260a04f1026ba855d3b8d91541c224eab8</meta:generator>
    <meta:editing-duration>PT24S</meta:editing-duration>
    <meta:editing-cycles>1</meta:editing-cycles>
    <meta:document-statistic meta:table-count="1" meta:cell-count="132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